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3eb7b" officeooo:paragraph-rsid="0013eb7b"/>
    </style:style>
    <style:style style:name="P2" style:family="paragraph" style:parent-style-name="Standard">
      <style:paragraph-properties fo:text-align="justify" style:justify-single-word="false"/>
      <style:text-properties officeooo:rsid="00289354" officeooo:paragraph-rsid="00289354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rsid="00331960" officeooo:paragraph-rsid="00331960"/>
    </style:style>
    <style:style style:name="P5" style:family="paragraph" style:parent-style-name="Standard">
      <style:paragraph-properties fo:text-align="justify" style:justify-single-word="false" style:writing-mode="lr-tb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eb7b" officeooo:paragraph-rsid="0013eb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eb7b" officeooo:paragraph-rsid="0013eb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1d8c" officeooo:paragraph-rsid="00141d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701b" officeooo:paragraph-rsid="001470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af12" officeooo:paragraph-rsid="0015af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31d" officeooo:paragraph-rsid="001733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381" officeooo:paragraph-rsid="0017c3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4786" officeooo:paragraph-rsid="001947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718d" officeooo:paragraph-rsid="001a71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713b" officeooo:paragraph-rsid="001c71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c13" officeooo:paragraph-rsid="00205c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42ad" officeooo:paragraph-rsid="002142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0b6f" officeooo:paragraph-rsid="00230b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df72" officeooo:paragraph-rsid="0024df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bcb7" officeooo:paragraph-rsid="0026bc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83221"/>
    </style:style>
    <style:style style:name="T2" style:family="text">
      <style:text-properties officeooo:rsid="002b2490"/>
    </style:style>
    <style:style style:name="T3" style:family="text">
      <style:text-properties officeooo:rsid="0035e2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hapitre 4 - Optimisation des SI</text:p>
      <text:p text:style-name="Standard"/>
      <text:h text:style-name="Heading_20_1" text:outline-level="1">I – Difficultés :</text:h>
      <text:p text:style-name="P1"/>
      <text:p text:style-name="P1"/>
      <text:h text:style-name="Heading_20_2" text:outline-level="2">II – Règles d’optimisation :</text:h>
      <text:p text:style-name="Standard"/>
      <text:h text:style-name="Heading_20_2" text:outline-level="2">A – Procédures de traitement :</text:h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9">Informations d’exploitation</text:p>
          </table:table-cell>
          <table:table-cell table:style-name="Tableau1.B1" office:value-type="string">
            <text:p text:style-name="P9">Informations stratégiques</text:p>
          </table:table-cell>
        </table:table-row>
        <table:table-row>
          <table:table-cell table:style-name="Tableau1.A2" office:value-type="string">
            <text:p text:style-name="P8">Quotidien (cour terme), au jour le jour.</text:p>
            <text:p text:style-name="P8">Travail normal</text:p>
          </table:table-cell>
          <table:table-cell table:style-name="Tableau1.B2" office:value-type="string">
            <text:p text:style-name="P8">Moyen terme (1 à 2 ans)ou long terme (plus de 2 ans)</text:p>
            <text:p text:style-name="P8">exceptionnel</text:p>
            <text:p text:style-name="P8">travail « spécialisé », « particulier »</text:p>
          </table:table-cell>
        </table:table-row>
        <table:table-row>
          <table:table-cell table:style-name="Tableau1.A2" office:value-type="string">
            <text:p text:style-name="P8">MAJ EdT</text:p>
            <text:p text:style-name="P8">aller en cours</text:p>
          </table:table-cell>
          <table:table-cell table:style-name="Tableau1.B2" office:value-type="string">
            <text:p text:style-name="P10">Nombre de groupes</text:p>
            <text:p text:style-name="P10">Profils de bacs, avec %.</text:p>
          </table:table-cell>
        </table:table-row>
        <table:table-row>
          <table:table-cell table:style-name="Tableau1.A2" office:value-type="string">
            <text:p text:style-name="P11">Internes</text:p>
            <text:p text:style-name="P11">quantitatives</text:p>
            <text:p text:style-name="P12">Passées, actuelles, historiques.</text:p>
          </table:table-cell>
          <table:table-cell table:style-name="Tableau1.B2" office:value-type="string">
            <text:p text:style-name="P13">Externe</text:p>
            <text:p text:style-name="P13">qualitatives</text:p>
            <text:p text:style-name="P13">prévisionnelles.</text:p>
          </table:table-cell>
        </table:table-row>
        <table:table-row>
          <table:table-cell table:style-name="Tableau1.A2" office:value-type="string">
            <text:p text:style-name="P13">Services d’exploitations (SO)</text:p>
          </table:table-cell>
          <table:table-cell table:style-name="Tableau1.B2" office:value-type="string">
            <text:p text:style-name="P14">Décideurs, directeurs (SD)</text:p>
          </table:table-cell>
        </table:table-row>
        <table:table-row>
          <table:table-cell table:style-name="Tableau1.A2" office:value-type="string">
            <text:p text:style-name="P15">Les conséquences d’un échec sont mineures.</text:p>
          </table:table-cell>
          <table:table-cell table:style-name="Tableau1.B2" office:value-type="string">
            <text:p text:style-name="P14">Une information est dite stratégique si son échec remet en cause <text:span text:style-name="T1">la survie d’un projet, d’un système, d’une organisation ou d’une entreprise.</text:span></text:p>
            <text:p text:style-name="P14"/>
            <text:p text:style-name="P15">Les conséquences d’un échec sont plus graves.</text:p>
          </table:table-cell>
        </table:table-row>
        <table:table-row>
          <table:table-cell table:style-name="Tableau1.A2" office:value-type="string">
            <text:p text:style-name="P16">Nombre de personnes potentielles très élevées.</text:p>
          </table:table-cell>
          <table:table-cell table:style-name="Tableau1.B2" office:value-type="string">
            <text:p text:style-name="P17">Nombre de personnes potentielles moins élevés.</text:p>
          </table:table-cell>
        </table:table-row>
        <table:table-row>
          <table:table-cell table:style-name="Tableau1.A2" office:value-type="string">
            <text:p text:style-name="P18">≤ bac + 2</text:p>
          </table:table-cell>
          <table:table-cell table:style-name="Tableau1.B2" office:value-type="string">
            <text:p text:style-name="P18">≥ Bac + 5</text:p>
          </table:table-cell>
        </table:table-row>
        <table:table-row>
          <table:table-cell table:style-name="Tableau1.A2" office:value-type="string">
            <text:p text:style-name="P19">Fréquence de traitement</text:p>
            <text:p text:style-name="P20">répétitives</text:p>
            <text:p text:style-name="P20">périodiques</text:p>
          </table:table-cell>
          <table:table-cell table:style-name="Tableau1.B2" office:value-type="string">
            <text:p text:style-name="P20">Fréquence traitement unique</text:p>
          </table:table-cell>
        </table:table-row>
        <table:table-row>
          <table:table-cell table:style-name="Tableau1.A2" office:value-type="string">
            <text:p text:style-name="P20">Procédure traitement 100 % automatisé</text:p>
            <text:p text:style-name="P21">humain = saisie taches de base</text:p>
          </table:table-cell>
          <table:table-cell table:style-name="Tableau1.B2" office:value-type="string">
            <text:p text:style-name="P20">Aucune procédure de traitement.</text:p>
            <text:p text:style-name="P21">Humain 100 % intellectuel </text:p>
          </table:table-cell>
        </table:table-row>
        <table:table-row>
          <table:table-cell table:style-name="Tableau1.A2" office:value-type="string">
            <text:p text:style-name="P22">Coût faibles, connus, réguliers</text:p>
          </table:table-cell>
          <table:table-cell table:style-name="Tableau1.B2" office:value-type="string">
            <text:p text:style-name="P22">Coûts élevés, inconnus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2" office:value-type="string">
            <text:p text:style-name="P7"/>
          </table:table-cell>
        </table:table-row>
      </table:table>
      <text:p text:style-name="P3"/>
      <text:h text:style-name="P6" text:outline-level="2">B – Traitement &amp; compétence :</text:h>
      <text:p text:style-name="P2">Il doit y avoir correspondance entre le niveau de traitement de l’information et le niveau de compétence.</text:p>
      <text:p text:style-name="P3"/>
      <text:p text:style-name="P3">L’<text:span text:style-name="T2">information sera traité au niveau le plus bas possible de la hiérarchie. C’est à dire par la personne qui a toute l’information nécessaire pour prendre la bonne décision et pour agir, par la personne qui a la capacité de traitement (compétence/moyens) et par la personne qui appréhende toutes les conséquences de sa décision.</text:span></text:p>
      <text:h text:style-name="Heading_20_2" text:outline-level="2">C – Bilans :</text:h>
      <text:p text:style-name="P4">Élaboration périodique de bilans : un SI doit régulièrement élaborer des bilans pour répondre à la question « Les objectifs sont ils atteints? ». On fait des ratios, on analyse les écarts, et il arrive que l’on les représente sous forme de graphiques. <text:span text:style-name="T3">On étudie de ce fait la productivité et la rentabilité.</text:span></text:p>
      <text:p text:style-name="P3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09:03:59.263505677</meta:creation-date>
    <dc:date>2019-10-21T09:58:32.126977321</dc:date>
    <meta:editing-duration>PT54M21S</meta:editing-duration>
    <meta:editing-cycles>32</meta:editing-cycles>
    <meta:generator>LibreOffice/6.1.5.2$Linux_X86_64 LibreOffice_project/10$Build-2</meta:generator>
    <meta:document-statistic meta:table-count="1" meta:image-count="0" meta:object-count="0" meta:page-count="2" meta:paragraph-count="45" meta:word-count="298" meta:character-count="1888" meta:non-whitespace-character-count="1629"/>
  </office:meta>
</office:document-meta>
</file>